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629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629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629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629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629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629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629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629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629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629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629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629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629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629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629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629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629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ustin Enrique Hernández Larrochelle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2/6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2629188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lberto José Larrochell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597869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1.28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80" meta:non-whitespace-character-count="1012"/>
    <meta:template xlink:type="simple" xlink:actuate="onRequest" xlink:title="Normal" xlink:href=""/>
  </office:meta>
</office:document-meta>
</file>